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font-name="Times New Roman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6_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2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Elias Mayer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[Note: The number "60" is written in pencil and circled in the top right corner of the page.]</text:p>
      <text:p text:style-name="P5">On the attribute of goodness/</text:p>
      <text:p text:style-name="P5">predicated on a passage in Kittess<text:span text:style-name="T1">á</text:span><text:span text:style-name="T2">/</text:span></text:p>
      <text:p text:style-name="P6">[Hebrew]/</text:p>
      <text:p text:style-name="P6"/>
      <text:p text:style-name="P7">[Page 1]</text:p>
      <text:p text:style-name="P4"><text:span text:style-name="T2">"And he (Moses) said: Show me, I pray Thee, Thy glory"..../ "But he (the Lord) said: Thou canst not see my face, for, no man/ hath seen me, and lived." <text:s/>The eager wish of the/ Arch-prophet agitates every deep-thinking mind. <text:s/>"could/ I but understand the self-existence of Him who speaks to/ me through reason, doubts overcasting my soul, would flee/ before the rising of shining truths. <text:s/>I would feel beatified/ even while in this tenement of flesh." <text:s/>But, an inward/ voice cries "Attempt not presumptuous mortal, to tear/ the veil which denies thy vision an entrance into the/ holy of holies. <text:s/>A hidden fire would consume thy life." <text:s/>No:/ the </text:span><text:span text:style-name="T4">face</text:span><text:span text:style-name="T7"> visage of the Most High, that is, an open manifestation/ of the Divine Essence can never be perceived. <text:s/>yet, we can/ know God. <text:s/>The character of the Artificer may be dis-/-covered by the grandeur of His work. <text:s/>"Thou shalt see/ me from the back, but my face cannot be seen"./ <text:s/>I have, my Brethren, unfolded the meaning of our text./ <text:s/>To see the Creator from the rear part</text:span><text:span text:style-name="T4">s</text:span><text:span text:style-name="T7"> of His being,/ is to contemplate the traces of His sovereign mind as stamped/ upon His creation./</text:span></text:p>
      <text:p text:style-name="P8"/>
      <text:p text:style-name="P8">[Page 2]</text:p>
      <text:p text:style-name="P4"><text:span text:style-name="T7">For when it pleased the Supreme to call every/ thing into existence, He made His handiwork reflect/ </text:span><text:soft-page-break/><text:span text:style-name="T7">His attributes. <text:s/>Thus, that immense variety of objects, from/ the planets suspended above to the minerals embedded in/ the earth; that innumerable family of creatures, from/ the smallest animalcule to the hugest elephant,/ like so many links of one chain closely connected, are,/ so to speak, a mirror in which we behold the/ adorable qualities coexisting with the Author of nature./ <text:s/>And each object and each </text:span><text:span text:style-name="T4">being</text:span><text:span text:style-name="T7"> creature, continuing in its assigned/ position, and preserving the order established at the/ beginning, points unerringly to the Lord before whom/ all bend in humble worship. <text:s/>Struck by this/ visible fact, the shepherd King exclaimed "The/ heavens declare the glory of God, and the firmament/ telleth of his handiwork." <text:s/>So likewise, the writer/ of the sublime poem which graces the Scriptures--the/ book of Job--this addresses every mortal, "Ask the beasts/ and they shall teach thee; the fowls of the air, and/ they shall tell thee.....Who knoweth not, through/ them, that the hand of the Lord hath wrought/ all this?"/</text:span></text:p>
      <text:p text:style-name="P8"/>
      <text:p text:style-name="P8">[Page 3]</text:p>
      <text:p text:style-name="P4"><text:span text:style-name="T7">Now, my Brethren! <text:s/>That which </text:span><text:span text:style-name="T4">eve</text:span><text:span text:style-name="T7"> objects and creatures/ void of intelligence proclaim by carrying but the laws of/ their Maker, man, whose mind was illumined with the/ ray of a heavenly light must testify by fulfilling his/ high destination. <text:s/>Man gifted with reason and/ freedom of will must direct thoughts, feelings and actions/ to the attaining of the noble end for which he was created./ <text:s/>His worship must mainly consist in rising from nature/ up to nature's God, and copying the excellencies of the/ Universal Father. <text:s/>Then the labor he performs on/ earth will clearly reveal the sublimity of the Being,/ whose image he bears./</text:span></text:p>
      <text:p text:style-name="P4"><text:span text:style-name="T7">But among the countless attributes of the Supreme, as/ mirrored forth in his handiwork, three sparkle with the/ greatest brilliancy. <text:s/>They are, power, wisdom and/ goodness. <text:s/>Power is </text:span><text:span text:style-name="T4">exercised</text:span><text:span text:style-name="T7"> manifested on the heights and in/ the depths. <text:s/>In the boundless space and in the unfa-/-thomable sea. <text:s/>Divine power displays itself in the clap/ of thunder, and in the all-uprooting hurricane. <text:s/>It is awfully/ grand on the summit of snow-crowned mountains, and in the up-/-heaving ocean./</text:span></text:p>
      <text:p text:style-name="P8"/>
      <text:p text:style-name="P8">[Page 4]</text:p>
      <text:p text:style-name="P4"><text:span text:style-name="T7">It exhibits its grandeur in the flight of the/ eagle that rides above the clouds, in the roaring of the/ lion that makes the forest quake. <text:s/>In short, it is </text:span><text:span text:style-name="T4">per-</text:span><text:span text:style-name="T7"> discern/ </text:span><text:span text:style-name="T4">-ceptible</text:span><text:span text:style-name="T7"> -ible in all scenes of nature, terrific and majestic./ </text:span></text:p>
      <text:p text:style-name="P4"><text:span text:style-name="T7"><text:tab/>Wisdom appears to our vision under so many aspects,/ yet so harmonious, that it may be </text:span><text:span text:style-name="T4">compared</text:span><text:span text:style-name="T7"> likened to the various/ threads of rich tapestry, which, skilfully interwoven,/ are presented as a whole, charming the eye. <text:s/>Wisdom/ is that incomparable order by which every object and/ every creature keeps its prescribed station, fulfils[sic!] its/ task without jarring with another, and nothing is/ abandoned to chance. <text:s/>Divine wisdom is that which/ draws goodly fruits out of the seed of evil./</text:span></text:p>
      <text:p text:style-name="P8">But goodness surpasses the others in radiance. <text:s/>It is/ reflected everywhere. <text:s/>In the munificence of power; in/ the wonders of wisdom and most brilliantly in God's/ dealing with the mortals. <text:s/>That celestial attribute/ it is that tempers all things in a manner adapted/ to our senses and faculties. <text:s/>Thus the blazing sun does/ not strike us blind, nor the intensity of its heat consume/ our bodies. <text:s/>The air does not oppress us with its weight,/ nor the ground-stretched upon water--sink beneath our steps./</text:p>
      <text:p text:style-name="P8"/>
      <text:p text:style-name="P8">[Page 5]</text:p>
      <text:p text:style-name="P4"><text:span text:style-name="T7">It is the same unutterable goodness which places so/ many objects in nature at our disposal, that they may/ minister to </text:span><text:span text:style-name="T4">so</text:span><text:span text:style-name="T7"> our wants, and promote our mental enjoyment./ <text:s/>Hence the Psalmists sang "Thou hast made man a little/ lower than angels, and has crowned him with glory/ and majesty. <text:s/>Thou hast made him to have dominion over/ the works of Thy hand. <text:s/>Thou hast put all under his feet"/ <text:s/>Aye: my Brethren! <text:s/>We obviously behold that goodness,/ when we look at ourselves, at our frame, at our capacities;/ at our marvellous[sic!] blending in as </text:span><text:span text:style-name="T4">of</text:span><text:span text:style-name="T7"> the mortal and the immortal./ <text:s/>Yet more palpably it is brought to view by the tender sen-/-timents which stir up our breasts. <text:s/>When these throb/ with </text:span><text:soft-page-break/><text:span text:style-name="T7">commiseration, and we are irresistibly led forth to/ the help of our fellow-creatures, then is the goodness/ of the Supreme attested by man. <text:s/>We may therefore con-/-clude that of the three divine attributes, just faintly/ described, the last-mentioned is more accessible to us,/ and with less difficulty imitated. <text:s/>And that is the quality/ revealed to the Archprophet in the cleft of Sinai; that is/ what he saw, and felt and heard when the glory of God passed/ by him and cried forth "the Lord God merciful and gracious"/</text:span></text:p>
      <text:p text:style-name="P8"/>
      <text:p text:style-name="P8">[Page 6]</text:p>
      <text:p text:style-name="P4"><text:span text:style-name="T7">Yes, the power and wisdom of the Supreme, exceed/ ours so infinitely, that the daring thought of </text:span><text:span text:style-name="T4">daring</text:span><text:span text:style-name="T7"> reaching up to them is alone </text:span><text:span text:style-name="T4">is</text:span><text:span text:style-name="T7"> ap-/-palling. <text:s/>But Divine Goodness, becomes us. <text:s/>Divine good-/-ness advances toward us, and wins us to herself. <text:s/>Like a/ tender mother </text:span><text:span text:style-name="T4">it</text:span><text:span text:style-name="T7"> she receives the mortals in her embrace, and/ teaches them to copy her deeds. <text:s/>And verily how could/ man, subject to so many infirmities both of the body/ and of the mind; man that grows like a flower which/ soon withers, that flees like a shadow, and vanishes like/ a dream, how can he resemble in might the incorporeal/ unchangeable and eternal Being? <text:s/>Or, will/ man perchance by dint of study learn to equal in know-/-ledge Him who foresees the end of things at their be-/-ginning? <text:s/>Will man, born in ignorance, and, despite/ all experience, liable to error, compare with the un-/-created, and infallible Lord? <text:s/>Let me again speak in/ the language of Job "Where can wisdom be found, and/ which is the dwelling of understanding?......It is hidden/ from the eyes of all living...God understandeth the way/ thereof, and knoweth its dwelling-place"./ <text:s/>But goodness, which is not peculiar to the powerful and the/ [?]; goodness which is an emanation of the Essence of love/ beseems our nature, and can be engrafted thereupon./</text:span></text:p>
      <text:p text:style-name="P8"/>
      <text:p text:style-name="P8">[Page 7]</text:p>
      <text:p text:style-name="P4"><text:span text:style-name="T7"><text:tab/>Our highest striving to approach the/ supreme Intelligence must needs fall short of the bold/ attempt. <text:s/>Our feelings </text:span><text:span text:style-name="T8">can</text:span><text:span text:style-name="T9"> identify themselves with/ the Creator, by the performance of godlike actions./ <text:s/>We may therefore consider beneficence </text:span><text:span text:style-name="T5">the model given</text:span><text:span text:style-name="T9"> to be the most/ </text:span><text:span text:style-name="T5">us</text:span><text:span text:style-name="T9"> visible trace left by the Deity in His handwork, or, as/ the Bible expresses it, the back of God, even the model given/ us to copy, that we may glorify the Artificer. <text:s/>By/ it we will draw nigh to that Being who supports/ the living, who is the father of the fatherless, and the/ consoler of the afflicted. <text:s/>Our efforts to wipe away/ tears of sorrow, the assistance we afford the unfortunate,/ the comfort we bring to the needy, the least act of/ kindness towards our brother in distress will reflect in/ us the qualities of Him who is clothed in mercy./ <text:s/>And the satisfaction we derive from the deed; the joy/ we experience at having changed despair into hope,/ grief into contentment, is the word of approval from/ </text:span><text:span text:style-name="T5">f</text:span><text:span text:style-name="T9"> on high. <text:s/>In fact, God most just, as He is most/ beneficent, could not have </text:span><text:span text:style-name="T5">left</text:span><text:span text:style-name="T9"> suffered so many inequalities of/ fortune, without a compensatory agency in the nature of the/ feelings which He implanted and which He wished that might be/ cultivated and brought to maturity./</text:span></text:p>
      <text:p text:style-name="P9"/>
      <text:p text:style-name="P9">[Page 8]</text:p>
      <text:p text:style-name="P4"><text:span text:style-name="T9">Ye desolate widows, ye disconsolate orphans, ye all/ that tremble because of the morrow pregnant with evils,/ contemplate the work of the Lord. <text:s/>He has command-/-ed goodness to come to your rescue. <text:s/>That queen/ of virtue casts her shield around your lives. <text:s/>They/ will not perish. <text:s/>Hospitals, foster-homes, asso-/-ciations of charity are the bucklers with which she/ hastens to your protection, when assailed by cruel want,/ and soul-tearing bereavements. <text:s/>And blessed will/ they be who set a throne to that queen in their inmost/ hearts. <text:s/>Blessed be they who, contemplating the/ traces of the Most High, imitate the Universal Parent,/ considering His children, the poor, with an eye brimfull of/ compassion, becoming thus the ministers of Providence,/ the representative of His most adorable quality./ <text:s/>They attest the glory of our Father that is in heaven, re-/-cognizing in their feelings His paternal will, which/ bids them to be only the depositaries[sic!] of the means/ possessed; as David was wont to say. <text:s/>"From </text:span><text:soft-page-break/><text:span text:style-name="T9">thy hand/ all things proceed, and of that which Thou givest, we make/ a return unto Thee"/</text:span></text:p>
      <text:p text:style-name="P9"/>
      <text:p text:style-name="P9">[Page 9]</text:p>
      <text:p text:style-name="P9"><text:tab/>But those who are deaf to the voice that speaks/ within us, outrage their own nature, and offend its/ merciful Author. <text:s/>"Woe unto them that live at ease,/ that lie upon beds of down, and stretch themselves upon/ their couch, that eat the fattest lambs of the flock/ and the choicest calves of the herd, that sing at the/ sound of musical instruments, that drink wine in/ barols[sic!], perfume themselves with precious ointments, but/ are not grieved for the privations which others endure." <text:s/>So/ exclaims the inspired Amos./</text:p>
      <text:p text:style-name="P9">Dear Brethren who are keenly alive to a sense of pity!/ <text:s/>At this season when the earnings of the laborers are smaller/ and their necessities greater, now, that indigence has/ entered many a home of the industrious; at the present/ time that the unusual severity of the winter entails/ a large expenditure, and objects indispensable/ to a daily subsistence have enhanced in price, let/ us practice the quality shown to the archprophet/ at Sinai, as that which sparkles with the most/ lustre[sic!], and which so well becomes the mortals./ <text:s/>We must strengthen those organizations that care for/ the present and make wise provisions for the future./</text:p>
      <text:p text:style-name="P9"/>
      <text:p text:style-name="P9">[Page 10]</text:p>
      <text:p text:style-name="P9">They deserve every encouragement. <text:s/>Our united generosity/ should enrich their treasures. <text:s/>But let us remember/ that corporate measures cannot always reach indi-/-vidual sufferings. <text:s/>In a vast field, small corners/ may have still been left unwatered; so likewise it does/ not infrequently happen that some of the most de-/-serving among the needy thirst after human sympathy and still pine in solitude and misery./ <text:s/>They <text:span text:style-name="T3">per</text:span> prefer destitution to a divulging of their/ unhappy condition. <text:s/>Brought suddenly low by a/ whim of fortune, they <text:span text:style-name="T3">disdain to be</text:span> recoil at the idea of being blended with/ mendicants. <text:s/>Those ought we to go in search of,/ and when found, screen from the same which publicity/ will bring. <text:s/>Charitable bodies are excellent, but/ the pressure of existing circumstances makes it incumbent/ upon every man to supplement their endeavours by/ personal work. <text:s/>If I have ever deemed my-/-self endowed with a high privilege, it was at the/ thought that the religious influence which my office/ accords has enabled me occasionally to spare the modest/ poor a blush. <text:s/>For, they who will <text:span text:style-name="T3">not consent</text:span> shrink/</text:p>
      <text:p text:style-name="P9"/>
      <text:p text:style-name="P9">[Page 11]</text:p>
      <text:p text:style-name="P10">to<text:span text:style-name="T6"> from standing at the gates of the rich, </text:span>n<text:span text:style-name="T6">or crossing/ the threshhold[sic!] of the dwelling of alms, will disclose/ the troubles that harrass[sic!] their minds to the servant of/ God's holy house, and </text:span>the<text:span text:style-name="T6"> receive through his agency aid/ and solace./</text:span></text:p>
      <text:p text:style-name="P10"><text:span text:style-name="T6">Generous hearts in which beneficence has her throne!/ <text:s/>Respond to the cry of indigence, when </text:span><text:span text:style-name="T10">whisperingly</text:span><text:span text:style-name="T6"> appealed/ to by the trust-worthy. <text:s/>And as you will never grow/ weary to give, so will he whose brightest attribute you/ copy never cease to shower down copious blessings, to/ irrigate and satisfy your souls. <text:s/>See! man's power/ and man's wisdom in their loftiest flights will not bring/ </text:span>now<text:span text:style-name="T6"> nigh to the invisible Lord, but acts similar to/ those of the Being who proclaimed Himself merciful/ and compassionate, will weave silvery chords binding/ you with the Supreme, and after your mission shall/ have been fulfilled on earth, they will draw you up-/-wards in blissful association with the Essence of Goodness./</text:span></text:p>
      <text:p text:style-name="P10"><text:span text:style-name="T6">And you, my venerable brother (Elias Mayer) who,/ I have reasons to believe, have exemplified through a checkered/ life the Divine attribute of goodness; you who have illustrated/</text:span></text:p>
      <text:p text:style-name="P10"><text:span text:style-name="T6"/></text:p>
      <text:p text:style-name="P10"><text:span text:style-name="T6">[Page 12]</text:span></text:p>
      <text:p text:style-name="P10"><text:span text:style-name="T6">religion by practical benevolence, receive the assurance of the/ respect which your age and character rightly claim./ <text:s/>The congregation to which you became in late years affiliated,/ have regarded with </text:span><text:soft-page-break/><text:span text:style-name="T6">satisfaction the preference you gave to/ their ancient and historic worship. <text:s/>And now that you/ have been pleased to add another token of attachment/ thereto, they express their thanks through their servant./ <text:s/>The scroll of the Law you have presented has been enshrined/ in the holy ark, and as our reading from its pages this/ day, was meant to signify a due appreciation of the gift,/ so will its countenance there, be a constant reminder of/ the piety of the donor. <text:s/>May your reward be great./ <text:s/>May it be the realization of the sentence of Solomon that he/ follows righteousness and mercy, will obtain long-life, kindness/ and honor. <text:s/>And let me pray the Lord who upheld your steps/ in the steep ascent of this earthly existence, to accompany you/ in its declivity, till you reach the abode, where pleasures/ everlasting await you, among the saints who have per-/-formed the command of God and copied His Divine/ attributes of goodnes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5T15:09:04.01</meta:creation-date>
    <dc:date>2012-05-16T12:07:32.86</dc:date>
    <dc:creator>Penn Libraries</dc:creator>
    <meta:editing-duration>PT01H13M5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6" meta:paragraph-count="95" meta:word-count="2556" meta:character-count="15609"/>
  </office:meta>
</office:document-meta>
</file>